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71fb7" officeooo:paragraph-rsid="00271fb7"/>
    </style:style>
    <style:style style:name="P2" style:family="paragraph" style:parent-style-name="Text_20_body">
      <style:text-properties officeooo:rsid="00141b30" officeooo:paragraph-rsid="00141b30"/>
    </style:style>
    <style:style style:name="P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141b30" style:font-size-asian="12pt" style:font-size-complex="12pt"/>
    </style:style>
    <style:style style:name="P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e5f4" officeooo:paragraph-rsid="0014e5f4" style:font-size-asian="12pt" style:font-size-complex="12pt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23a5" style:font-size-asian="12pt" style:font-size-complex="12pt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d236" style:font-size-asian="12pt" style:font-size-complex="12pt"/>
    </style:style>
    <style:style style:name="P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f9403" officeooo:paragraph-rsid="002f9403" style:font-size-asian="12pt" style:font-size-complex="12pt"/>
    </style:style>
    <style:style style:name="P8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 style:font-size-asian="12pt" style:font-size-complex="12pt"/>
    </style:style>
    <style:style style:name="P10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2f9403" style:font-size-asian="12pt" style:font-size-complex="12pt"/>
    </style:style>
    <style:style style:name="P11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342d71" style:font-size-asian="12pt" style:font-size-complex="12pt"/>
    </style:style>
    <style:style style:name="P1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c2108" officeooo:paragraph-rsid="002c2108" style:font-size-asian="12pt" style:font-size-complex="12pt"/>
    </style:style>
    <style:style style:name="P1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f9403" officeooo:paragraph-rsid="002f9403" style:font-size-asian="12pt" style:font-size-complex="12pt"/>
    </style:style>
    <style:style style:name="P14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f9403" officeooo:paragraph-rsid="0034d568" style:font-size-asian="12pt" style:font-size-complex="12pt"/>
    </style:style>
    <style:style style:name="P15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19d236" style:font-size-asian="12pt" style:font-size-complex="12pt"/>
    </style:style>
    <style:style style:name="P16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061a6" officeooo:paragraph-rsid="002061a6" style:font-size-asian="12pt" style:font-size-complex="12pt"/>
    </style:style>
    <style:style style:name="P17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e0736" officeooo:paragraph-rsid="0034d568" style:font-size-asian="12pt" style:font-size-complex="12pt"/>
    </style:style>
    <style:style style:name="P18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/>
    </style:style>
    <style:style style:name="P19" style:family="paragraph" style:parent-style-name="Text_20_body">
      <style:text-properties officeooo:paragraph-rsid="0013f9df"/>
    </style:style>
    <style:style style:name="P20" style:family="paragraph" style:parent-style-name="Text_20_body">
      <style:text-properties officeooo:paragraph-rsid="0034d568"/>
    </style:style>
    <style:style style:name="P21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2b4e1d" style:font-size-asian="12pt" style:font-size-complex="12pt"/>
    </style:style>
    <style:style style:name="P2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 style:font-size-asian="12pt" style:font-size-complex="12pt"/>
    </style:style>
    <style:style style:name="P2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1879a4"/>
    </style:style>
    <style:style style:name="P2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P2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141b30" style:font-size-asian="12pt" style:font-size-complex="12pt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141b30" style:font-size-asian="12pt" style:font-size-complex="12pt"/>
    </style:style>
    <style:style style:name="T5" style:family="text">
      <style:text-properties style:font-name="Helvetica Neue" fo:font-size="10.5pt"/>
    </style:style>
    <style:style style:name="T6" style:family="text">
      <style:text-properties officeooo:rsid="0017c506"/>
    </style:style>
    <style:style style:name="T7" style:family="text">
      <style:text-properties officeooo:rsid="00291e30"/>
    </style:style>
    <style:style style:name="T8" style:family="text">
      <style:text-properties officeooo:rsid="0034d568"/>
    </style:style>
    <style:style style:name="T9" style:family="text">
      <style:text-properties officeooo:rsid="00354156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Zone de texte 2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9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10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13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6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8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5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6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7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control text:anchor-type="paragraph" draw:z-index="13" draw:style-name="gr3" draw:text-style-name="P25" svg:width="4.095cm" svg:height="0.726cm" svg:x="1.245cm" svg:y="-1.009cm" draw:control="control14"/><text:span text:style-name="T6">Rapport - </text:span>TP<text:span text:style-name="T9">3</text:span> <text:span text:style-name="T7">PHP</text:span></text:p>
      <text:h text:style-name="Heading_20_1" text:outline-level="1">Exercice 1 - Affichage d'un tableau</text:h>
      <text:p text:style-name="P19"><text:span text:style-name="T2">Comment se déclare un tableau ?</text:span> <draw:control text:anchor-type="as-char" draw:z-index="0" draw:style-name="gr1" draw:text-style-name="P24" svg:width="16.999cm" svg:height="1.244cm" draw:control="control1"/></text:p>
      <text:p text:style-name="P18">Continuez les modifications pour que tous les éléments du tableau apparaissent dans le menu</text:p>
      <text:p text:style-name="P2"><draw:control text:anchor-type="as-char" draw:z-index="1" draw:style-name="gr1" draw:text-style-name="P24" svg:width="16.871cm" svg:height="3.821cm" draw:control="control2"/></text:p>
      <text:p text:style-name="P14">Rajoutez le champs <text:span text:style-name="T8">connexion</text:span> au menu</text:p>
      <text:p text:style-name="P13"><draw:control text:anchor-type="as-char" draw:z-index="16" draw:style-name="gr1" draw:text-style-name="P24" svg:width="16.647cm" svg:height="2.971cm" draw:control="control17"/></text:p>
      <text:p text:style-name="P7">Déclaration du tableau anglais :</text:p>
      <text:p text:style-name="P18"><draw:control text:anchor-type="as-char" draw:z-index="2" draw:style-name="gr1" draw:text-style-name="P24" svg:width="16.842cm" svg:height="1.606cm" draw:control="control3"/></text:p>
      <text:p text:style-name="P10">Les modifications pour que tous les éléments du tableau apparaissent dans le menu</text:p>
      <text:p text:style-name="P21"><draw:control text:anchor-type="as-char" draw:z-index="14" draw:style-name="gr1" draw:text-style-name="P24" svg:width="16.849cm" svg:height="5.76cm" draw:control="control15"/></text:p>
      <text:p text:style-name="P9">L'affichage du code a t il changé ?</text:p>
      <text:p text:style-name="P9"><text:soft-page-break/><draw:control text:anchor-type="as-char" draw:z-index="15" draw:style-name="gr1" draw:text-style-name="P24" svg:width="16.925cm" svg:height="1.144cm" draw:control="control16"/></text:p>
      <text:p text:style-name="P9">A quoi correspond $max ?</text:p>
      <text:p text:style-name="P3"><draw:control text:anchor-type="as-char" draw:z-index="3" draw:style-name="gr1" draw:text-style-name="P24" svg:width="16.925cm" svg:height="1.193cm" draw:control="control4"/></text:p>
      <text:p text:style-name="P20"><text:span text:style-name="T3">Rajoutez le champs </text:span><text:span text:style-name="T2">connexion </text:span><text:span text:style-name="T5"> </text:span><text:span text:style-name="T3">au menu</text:span><text:span text:style-name="T4"> </text:span></text:p>
      <text:p text:style-name="P3"><draw:control text:anchor-type="as-char" draw:z-index="17" draw:style-name="gr1" draw:text-style-name="P24" svg:width="16.823cm" svg:height="2.573cm" draw:control="control18"/></text:p>
      <text:p text:style-name="P20"><text:span text:style-name="T3">Pourquoi </text:span><text:span text:style-name="T2">connexion </text:span> <text:span text:style-name="T3"><text:s/>ne peut pas parfois apparaitre  </text:span></text:p>
      <text:p text:style-name="P3"><draw:control text:anchor-type="as-char" draw:z-index="4" draw:style-name="gr1" draw:text-style-name="P24" svg:width="16.962cm" svg:height="1.625cm" draw:control="control5"/></text:p>
      <text:p text:style-name="P11">Quel et l'interet de cette nouvelle écriture ?</text:p>
      <text:p text:style-name="P4"><draw:control text:anchor-type="as-char" draw:z-index="5" draw:style-name="gr1" draw:text-style-name="P24" svg:width="16.879cm" svg:height="1.821cm" draw:control="control6"/></text:p>
      <text:p text:style-name="P23">Que fait la fonction sizeof ?</text:p>
      <text:p text:style-name="Standard"><draw:control text:anchor-type="as-char" draw:z-index="6" draw:style-name="gr1" draw:text-style-name="P24" svg:width="16.999cm" svg:height="1.086cm" draw:control="control7"/></text:p>
      <text:p text:style-name="P5"><draw:control text:anchor-type="as-char" draw:z-index="7" draw:style-name="gr1" draw:text-style-name="P25" svg:width="0.14cm" svg:height="0.003cm" draw:control="control8"/></text:p>
      <text:p text:style-name="P12">Quel est l'interet de cette nouvelle écriture de boucle ?</text:p>
      <text:p text:style-name="P6"><draw:control text:anchor-type="as-char" draw:z-index="8" draw:style-name="gr1" draw:text-style-name="P24" svg:width="16.851cm" svg:height="4.349cm" draw:control="control9"/></text:p>
      <text:p text:style-name="P8">Que se passe t il si l'utilisateur clique sur connexion ?</text:p>
      <text:p text:style-name="P6"><draw:control text:anchor-type="as-char" draw:z-index="9" draw:style-name="gr1" draw:text-style-name="P24" svg:width="16.962cm" svg:height="2.645cm" draw:control="control10"/></text:p>
      <text:p text:style-name="P16"><text:soft-page-break/>Quelle est la condition du if ? Cela signifie quoi ?</text:p>
      <text:p text:style-name="P6"><draw:control text:anchor-type="as-char" draw:z-index="10" draw:style-name="gr1" draw:text-style-name="P24" svg:width="16.879cm" svg:height="3.753cm" draw:control="control11"/></text:p>
      <text:p text:style-name="P15">Que se passe t il si la condition est vraie ?</text:p>
      <text:p text:style-name="P6"><draw:control text:anchor-type="as-char" svg:y="-2.66cm" draw:z-index="12" draw:style-name="gr2" draw:text-style-name="P24" svg:width="16.795cm" svg:height="2.535cm" draw:control="control13"/></text:p>
      <text:p text:style-name="P15">Que se passe t il si la condition est fausse ?</text:p>
      <text:p text:style-name="P6"><draw:control text:anchor-type="as-char" draw:z-index="11" draw:style-name="gr1" draw:text-style-name="P24" svg:width="16.851cm" svg:height="2.347cm" draw:control="control12"/></text:p>
      <text:p text:style-name="P17">Quelle sont les différences entre les deux boucles</text:p>
      <text:p text:style-name="P17"><draw:control text:anchor-type="as-char" draw:z-index="18" draw:style-name="gr1" draw:text-style-name="P24" svg:width="16.488cm" svg:height="2.484cm" draw:control="control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1fb7" officeooo:paragraph-rsid="00271f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 :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4:48:20.628000000</meta:creation-date>
    <dc:date>2016-09-03T13:46:14.899000000</dc:date>
    <meta:editing-duration>P2DT6H23M24S</meta:editing-duration>
    <meta:editing-cycles>31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37" meta:word-count="159" meta:character-count="864" meta:non-whitespace-character-count="717"/>
  </office:meta>
</office:document-meta>
</file>